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37000002539D997A83954EC3FB.png" manifest:media-type="image/png"/>
  <manifest:file-entry manifest:full-path="Pictures/100000000000013C000002571DF27D21110A2CE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601cm" svg:y="1.014cm" svg:width="8.361cm" svg:height="15.849cm" draw:z-index="0"><draw:image xlink:href="Pictures/100000000000013C000002571DF27D21110A2CE1.png" xlink:type="simple" xlink:show="embed" xlink:actuate="onLoad" loext:mime-type="image/png"/></draw:frame><draw:frame draw:style-name="fr1" draw:name="Image2" text:anchor-type="char" svg:x="10.105cm" svg:y="0.97cm" svg:width="8.229cm" svg:height="15.743cm" draw:z-index="1"><draw:image xlink:href="Pictures/1000000000000137000002539D997A83954EC3F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6.2$Linux_X86_64 LibreOffice_project/40$Build-2</meta:generator>
    <meta:editing-cycles>0</meta:editing-cycles>
    <meta:editing-duration>P0D</meta:editing-duration>
    <meta:document-statistic meta:table-count="0" meta:image-count="2" meta:object-count="0" meta:page-count="1" meta:paragraph-count="0" meta:word-count="0" meta:character-count="0" meta:non-whitespace-character-count="0"/>
  </office:meta>
</office:document-meta>
</file>